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code --install-extension ms-python.python</text:p>
      <text:p text:style-name="Standard">Installing extensions...</text:p>
      <text:p text:style-name="Standard">Installing extension 'ms-python.python'...</text:p>
      <text:p text:style-name="Standard">(node:17073) [DEP0005] DeprecationWarning: Buffer() is deprecated due to security and usability issues. Please use the Buffer.alloc(), Buffer.allocUnsafe(), or Buffer.from() methods instead.</text:p>
      <text:p text:style-name="Standard">(Use `code --trace-deprecation ...` to show where the warning was created)</text:p>
      <text:p text:style-name="Standard">Extension 'ms-python.python' v2022.16.0 was successfully install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39:47.911782013</meta:creation-date>
    <dc:date>2022-10-12T18:40:00.678846925</dc:date>
    <meta:editing-duration>PT13S</meta:editing-duration>
    <meta:editing-cycles>1</meta:editing-cycles>
    <meta:document-statistic meta:table-count="0" meta:image-count="0" meta:object-count="0" meta:page-count="1" meta:paragraph-count="6" meta:word-count="50" meta:character-count="450" meta:non-whitespace-character-count="408"/>
    <meta:generator>LibreOffice/6.4.7.2$Linux_X86_64 LibreOffice_project/40$Build-2</meta:generator>
  </office:meta>
</office:document-meta>
</file>